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B2000001F43BD51E3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center" style:justify-single-word="false"/>
    </style:style>
    <style:style style:name="T1"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text:variable-set text:name="Assignment" office:value-type="float" office:value="2" style:data-style-name="N0">2</text:variable-set>: Velocity as a Vector.</text:p>
      <text:p text:style-name="P3"/>
      <text:list xml:id="list19561880851" text:style-name="L1">
        <text:list-item>
          <text:p text:style-name="P2">Alyssa is attempting to cross a river that is running at a brisk 13 m/s. <text:s/>If Alyssa can only swim at a speed of 1.5 m/s, how far downstream will she end up if she tries to swim directly across the river?</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574022512" text:continue-numbering="true" text:style-name="L1">
        <text:list-item>
          <text:p text:style-name="P2">A plane is descending toward an airport at a speed of 125 m/s relative to the ground, at an angle of 10 degrees below the horizon, when it hits a downdraft caused by a nearby thunderstorm. <text:s/>If the speed of the downdraft is 9.5 m/s directly down, and assuming the downdraft lasts the entire way to the airport, what is the new angle that the pilot should set his plane at to land at the airpor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607548035" text:continue-numbering="true" text:style-name="L1">
        <text:list-item>
          <text:p text:style-name="P2"><text:soft-page-break/>A train is moving due east at a speed of 30 m/s. <text:s/>The train conductor throws a baseball out the window, at a 90 degree angle from the train, with a velocity of 13 m/s.</text:p>
          <text:list>
            <text:list-item>
              <text:p text:style-name="P2">What is the velocity of the ball (speed and direction) to an observer outside the train?</text:p>
            </text:list-item>
          </text:list>
        </text:list-item>
      </text:list>
      <text:p text:style-name="P1"/>
      <text:p text:style-name="P1"/>
      <text:p text:style-name="P1"/>
      <text:p text:style-name="P1"/>
      <text:p text:style-name="P1"/>
      <text:p text:style-name="P1"/>
      <text:p text:style-name="P1"/>
      <text:p text:style-name="P1"/>
      <text:p text:style-name="P1"/>
      <text:list xml:id="list883880260" text:continue-numbering="true" text:style-name="L1">
        <text:list-item>
          <text:list>
            <text:list-item>
              <text:p text:style-name="P2">If the ball is in the air, where does the ball land relative to the point from where it was thrown?</text:p>
            </text:list-item>
          </text:list>
        </text:list-item>
      </text:list>
      <text:p text:style-name="P1"/>
      <text:p text:style-name="P1"/>
      <text:p text:style-name="P1"/>
      <text:p text:style-name="P1"/>
      <text:p text:style-name="P1"/>
      <text:p text:style-name="P1"/>
      <text:p text:style-name="P1"/>
      <text:p text:style-name="P1"/>
      <text:p text:style-name="P1"/>
      <text:list xml:id="list856649343" text:continue-numbering="true" text:style-name="L1">
        <text:list-item>
          <text:p text:style-name="P2">Mercy is playing paintball, and see Max running at 5 m/s towards the northeast. <text:s/>Her paintball gun has a muzzle-speed of <text:s/>40 m/s. <text:s/>If she pulls the trigger when he is 35 meters directly to the north of her, where should she be aiming her paintball gun in order to hit him?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draw:frame draw:style-name="Mfr1" draw:name="graphics1" text:anchor-type="paragraph" svg:x="-0.3299in" svg:y="-0.5098in" svg:width="0.7799in" svg:height="0.9in" draw:z-index="1"><draw:image xlink:href="Pictures/10000000000001B2000001F43BD51E3C.jpg" xlink:type="simple" xlink:show="embed" xlink:actuate="onLoad"/></draw:frame> <text:s text:c="11"/>Name: <text:tab/><text:tab/><text:date style:data-style-name="N37" text:date-value="2012-09-04T07:12:54" text:fixed="true">09/04/12</text:date></text:p>
      </style:header>
      <style:footer>
        <text:p text:style-name="Footer">1<text:span text:style-name="MT1">st</text:span> Nine Weeks<text:tab/><text:page-number text:select-page="current">2</text:page-number>/<text:page-count>2</text:page-count><text:tab/>Assignment <text:variable-get text:name="Assignment" style:data-style-name="N0">2</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4T07:12:54</meta:creation-date>
    <meta:editing-duration>P0D</meta:editing-duration>
    <meta:editing-cycles>2</meta:editing-cycles>
    <meta:generator>LibreOffice/3.5$Linux_X86_64 LibreOffice_project/350m1$Build-3</meta:generator>
    <dc:date>2012-09-04T07:13:26</dc:date>
    <meta:document-statistic meta:table-count="0" meta:image-count="1" meta:object-count="0" meta:page-count="2" meta:paragraph-count="9" meta:word-count="262" meta:character-count="1332" meta:non-whitespace-character-count="1063"/>
    <meta:user-defined meta:name="Info 1"/>
    <meta:user-defined meta:name="Info 2"/>
    <meta:user-defined meta:name="Info 3"/>
    <meta:user-defined meta:name="Info 4"/>
  </office:meta>
</office:document-meta>
</file>